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rif" svg:font-family="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Helvetica" svg:font-family="Helvetica" style:font-family-generic="system" style:font-pitch="variable"/>
    <style:font-face style:name="Liberation Serif" svg:font-family="'Liberation Serif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9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style:font-size-asian="14pt" style:language-asian="ja" style:country-asian="JP" style:font-name-complex="Calibri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333333" style:font-name="Serif" fo:font-size="12pt" fo:font-weight="bold" style:font-size-asian="12pt" style:font-weight-asian="bold" style:font-name-complex="Helvetica" style:font-size-complex="12pt" style:font-weight-complex="bold"/>
    </style:style>
    <style:style style:name="P4" style:family="paragraph" style:parent-style-name="Standard">
      <style:text-properties officeooo:rsid="00038e2d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Serif" style:language-asian="ja" style:country-asian="JP" style:font-name-complex="Calibri1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style:language-asian="ja" style:country-asian="JP" style:font-name-complex="Calibri1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fo:font-size="16pt" fo:font-weight="bold" style:font-size-asian="16pt" style:language-asian="ja" style:country-asian="JP" style:font-weight-asian="bold" style:font-name-complex="Liberation Serif" style:font-size-complex="16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fo:font-size="14pt" style:font-size-asian="14pt" style:language-asian="ja" style:country-asian="JP" style:font-name-complex="Calibri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Serif" fo:font-size="14pt" style:font-size-asian="14pt" style:language-asian="ja" style:country-asian="JP" style:font-name-complex="Liberation Serif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Serif" fo:font-size="12pt" style:font-size-asian="12pt" style:language-asian="ja" style:country-asian="JP" style:font-name-complex="Liberation Serif" style:font-size-complex="12pt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Serif" fo:font-size="12pt" style:font-size-asian="12pt" style:font-size-complex="12pt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Serif" fo:font-size="12pt" fo:language="en" fo:country="US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6pt" style:font-size-asian="16pt" style:language-asian="ja" style:country-asian="JP" style:font-name-complex="Liberation Serif" style:font-size-complex="16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Calibri" fo:font-size="14pt" style:font-size-asian="14pt" style:language-asian="ja" style:country-asian="JP" style:font-name-complex="Liberation Serif" style:font-size-complex="14pt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3pt" style:font-size-asian="13pt" style:font-size-complex="13pt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2pt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officeooo:paragraph-rsid="00088f39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officeooo:paragraph-rsid="000c0948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officeooo:paragraph-rsid="0011409e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officeooo:paragraph-rsid="0011af6a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onsolas" fo:language="en" fo:country="US" style:font-name-complex="Consolas1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reak-before="page" fo:background-color="#ffffff"/>
      <style:text-properties style:font-name="Calibri"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Serif" style:language-asian="ja" style:country-asian="JP" style:font-name-complex="Calibri1"/>
    </style:style>
    <style:style style:name="P28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officeooo:rsid="00147be9" officeooo:paragraph-rsid="00147be9"/>
    </style:style>
    <style:style style:name="P29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officeooo:rsid="00147be9" officeooo:paragraph-rsid="00154df3"/>
    </style:style>
    <style:style style:name="P30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officeooo:rsid="00147be9" officeooo:paragraph-rsid="001b475b"/>
    </style:style>
    <style:style style:name="P31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fo:language="ru" fo:country="RU" officeooo:rsid="00154df3" officeooo:paragraph-rsid="001b475b"/>
    </style:style>
    <style:style style:name="P32" style:family="paragraph" style:parent-style-name="Standard">
      <style:paragraph-properties fo:margin-left="0cm" fo:margin-right="0cm" fo:margin-top="0.071cm" fo:margin-bottom="0.212cm" loext:contextual-spacing="false" fo:line-height="0.706cm" fo:text-indent="0cm" style:auto-text-indent="false"/>
      <style:text-properties fo:font-size="25pt" officeooo:rsid="00147be9" officeooo:paragraph-rsid="00147be9" style:font-size-asian="25pt" style:font-size-complex="25pt"/>
    </style:style>
    <style:style style:name="P33" style:family="paragraph" style:parent-style-name="Standard">
      <style:paragraph-properties fo:margin-left="0cm" fo:margin-right="0cm" fo:margin-top="0.071cm" fo:margin-bottom="0.212cm" loext:contextual-spacing="false" fo:line-height="0.706cm" fo:text-indent="0cm" style:auto-text-indent="false"/>
      <style:text-properties fo:font-size="25pt" officeooo:paragraph-rsid="00146869" style:font-size-asian="25pt" style:font-size-complex="25pt"/>
    </style:style>
    <style:style style:name="P34" style:family="paragraph" style:parent-style-name="Standard">
      <style:paragraph-properties fo:margin-left="0cm" fo:margin-right="0cm" fo:margin-top="0.071cm" fo:margin-bottom="0.212cm" loext:contextual-spacing="false" fo:line-height="0.706cm" fo:text-indent="0cm" style:auto-text-indent="false"/>
      <style:text-properties fo:font-size="25pt" officeooo:paragraph-rsid="00170f5b" style:font-size-asian="25pt" style:font-size-complex="25pt"/>
    </style:style>
    <style:style style:name="P35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 fo:padding="0.074cm" fo:border-left="none" fo:border-right="none" fo:border-top="none" fo:border-bottom="0.06pt solid #000000" style:join-border="false"/>
      <style:text-properties officeooo:rsid="00147be9" officeooo:paragraph-rsid="00147be9"/>
    </style:style>
    <style:style style:name="P36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Serif" style:language-asian="ja" style:country-asian="JP" style:font-name-complex="Calibri1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fo:font-size="14pt" fo:font-weight="bold" style:font-size-asian="14pt" style:language-asian="ja" style:country-asian="JP" style:font-weight-asian="bold" style:font-name-complex="Liberation Serif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Serif" fo:font-size="14pt" style:font-size-asian="14pt" style:language-asian="ja" style:country-asian="JP" style:font-name-complex="Liberation Serif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Serif" fo:font-size="14pt" style:font-size-asian="14pt" style:language-asian="ja" style:country-asian="JP" style:font-name-complex="Calibri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fo:font-size="16pt" fo:font-weight="bold" style:font-size-asian="16pt" style:font-weight-asian="bold" style:font-size-complex="16pt"/>
    </style:style>
    <style:style style:name="P41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Serif" fo:font-size="13pt" style:font-size-asian="13pt" style:font-size-complex="13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6pt" style:font-size-asian="16pt" style:language-asian="ja" style:country-asian="JP" style:font-name-complex="Liberation Serif" style:font-size-complex="16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Calibri" fo:font-size="14pt" style:font-size-asian="14pt" style:language-asian="ja" style:country-asian="JP" style:font-name-complex="Calibri1" style:font-size-complex="14pt"/>
    </style:style>
    <style:style style:name="P4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onsolas" fo:language="en" fo:country="US" style:font-name-complex="Consolas1"/>
    </style:style>
    <style:style style:name="P4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onsolas" fo:language="de" fo:country="LI" style:font-name-complex="Consolas1"/>
    </style:style>
    <style:style style:name="P4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onsolas" style:font-name-complex="Consolas1"/>
    </style:style>
    <style:style style:name="P47" style:family="paragraph" style:parent-style-name="Standard">
      <style:paragraph-properties fo:margin-top="0cm" fo:margin-bottom="0cm" loext:contextual-spacing="false"/>
      <style:text-properties fo:color="#333333" style:font-name="Serif" fo:font-size="12pt" fo:font-weight="bold" style:font-size-asian="12pt" style:font-weight-asian="bold" style:font-name-complex="Helvetica" style:font-size-complex="12pt" style:font-weight-complex="bold"/>
    </style:style>
    <style:style style:name="P48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reak-before="page" fo:background-color="#ffffff"/>
      <style:text-properties fo:font-weight="bold" style:font-weight-asian="bold" style:font-weight-complex="bold"/>
    </style:style>
    <style:style style:name="P49" style:family="paragraph" style:parent-style-name="Standard">
      <style:text-properties style:font-name="Serif" fo:font-size="12pt" fo:font-weight="bold" style:font-size-asian="12pt" style:font-weight-asian="bold" style:font-size-complex="12pt"/>
    </style:style>
    <style:style style:name="P50" style:family="paragraph" style:parent-style-name="Standard">
      <style:text-properties style:font-name="Serif" fo:font-size="13pt" style:font-size-asian="13pt" style:font-size-complex="13pt"/>
    </style:style>
    <style:style style:name="P51" style:family="paragraph" style:parent-style-name="Standard">
      <style:paragraph-properties fo:margin-left="0cm" fo:margin-right="0cm" fo:margin-top="0.071cm" fo:margin-bottom="0.212cm" loext:contextual-spacing="false" fo:line-height="100%" fo:text-align="center" style:justify-single-word="false" fo:text-indent="0cm" style:auto-text-indent="false"/>
      <style:text-properties style:font-name="Serif" fo:font-size="14pt" officeooo:rsid="00158034" officeooo:paragraph-rsid="00158034" style:font-size-asian="14pt" style:font-size-complex="14pt"/>
    </style:style>
    <style:style style:name="P52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Serif" fo:font-size="14pt" fo:language="en" fo:country="US" officeooo:rsid="00147be9" officeooo:paragraph-rsid="00147be9" style:font-size-asian="14pt" style:font-size-complex="14pt"/>
    </style:style>
    <style:style style:name="P53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Serif" fo:font-size="14pt" fo:language="en" fo:country="US" officeooo:rsid="00192f96" officeooo:paragraph-rsid="00192f96" style:font-size-asian="14pt" style:font-size-complex="14pt"/>
    </style:style>
    <style:style style:name="T1" style:family="text">
      <style:text-properties style:font-name="Serif" fo:font-size="14pt" style:font-size-asian="14pt" style:language-asian="ja" style:country-asian="JP" style:font-name-complex="Calibri1" style:font-size-complex="14pt"/>
    </style:style>
    <style:style style:name="T2" style:family="text">
      <style:text-properties style:font-name="Serif" fo:font-size="14pt" style:font-size-asian="14pt" style:language-asian="ja" style:country-asian="JP" style:font-name-complex="Liberation Serif" style:font-size-complex="14pt"/>
    </style:style>
    <style:style style:name="T3" style:family="text">
      <style:text-properties style:font-name="Serif" fo:font-size="14pt" style:font-size-asian="14pt" style:font-size-complex="14pt"/>
    </style:style>
    <style:style style:name="T4" style:family="text">
      <style:text-properties style:font-name="Serif" fo:font-size="14pt" officeooo:rsid="001b475b" style:font-size-asian="14pt" style:font-size-complex="14pt"/>
    </style:style>
    <style:style style:name="T5" style:family="text">
      <style:text-properties style:font-name="Serif" fo:font-size="14pt" fo:language="en" fo:country="US" style:font-size-asian="14pt" style:font-size-complex="14pt"/>
    </style:style>
    <style:style style:name="T6" style:family="text">
      <style:text-properties style:font-name="Serif" fo:font-size="14pt" fo:language="en" fo:country="US" officeooo:rsid="001b475b" style:font-size-asian="14pt" style:font-size-complex="14pt"/>
    </style:style>
    <style:style style:name="T7" style:family="text">
      <style:text-properties style:font-name="Serif" fo:font-size="14pt" fo:language="ru" fo:country="RU" style:font-size-asian="14pt" style:font-size-complex="14pt"/>
    </style:style>
    <style:style style:name="T8" style:family="text">
      <style:text-properties style:font-name="Serif" fo:font-size="14pt" fo:language="ru" fo:country="RU" officeooo:rsid="00154df3" style:font-size-asian="14pt" style:font-size-complex="14pt"/>
    </style:style>
    <style:style style:name="T9" style:family="text">
      <style:text-properties style:font-name="Serif" fo:font-size="14pt" fo:language="ru" fo:country="RU" officeooo:rsid="001b475b" style:font-size-asian="14pt" style:font-size-complex="14pt"/>
    </style:style>
    <style:style style:name="T10" style:family="text">
      <style:text-properties style:font-name="Serif" fo:font-size="16pt" fo:font-weight="bold" style:font-size-asian="16pt" style:language-asian="ja" style:country-asian="JP" style:font-weight-asian="bold" style:font-name-complex="Calibri1" style:font-size-complex="16pt" style:font-weight-complex="bold"/>
    </style:style>
    <style:style style:name="T11" style:family="text">
      <style:text-properties style:font-name="Serif" fo:font-size="16pt" fo:font-weight="bold" style:font-size-asian="16pt" style:language-asian="ja" style:country-asian="JP" style:font-weight-asian="bold" style:font-name-complex="Liberation Serif" style:font-size-complex="16pt" style:font-weight-complex="bold"/>
    </style:style>
    <style:style style:name="T12" style:family="text">
      <style:text-properties style:font-name="Serif" fo:font-size="12pt" style:font-size-asian="12pt" style:language-asian="ja" style:country-asian="JP" style:font-name-complex="Calibri1" style:font-size-complex="12pt"/>
    </style:style>
    <style:style style:name="T13" style:family="text">
      <style:text-properties style:font-name="Serif" fo:font-size="12pt" style:font-size-asian="12pt" style:language-asian="ja" style:country-asian="JP" style:font-name-complex="Liberation Serif" style:font-size-complex="12pt"/>
    </style:style>
    <style:style style:name="T14" style:family="text">
      <style:text-properties style:font-name="Serif" fo:font-size="12pt" fo:font-weight="bold" style:font-size-asian="12pt" style:font-weight-asian="bold" style:font-size-complex="12pt"/>
    </style:style>
    <style:style style:name="T15" style:family="text">
      <style:text-properties style:font-name="Serif" fo:font-size="12pt" fo:font-weight="bold" fo:background-color="#ffffff" loext:char-shading-value="0" style:font-size-asian="12pt" style:font-weight-asian="bold" style:font-size-complex="12pt"/>
    </style:style>
    <style:style style:name="T16" style:family="text">
      <style:text-properties style:font-name="Calibri" fo:font-size="14pt" style:font-size-asian="14pt" style:language-asian="ja" style:country-asian="JP" style:font-name-complex="Calibri1" style:font-size-complex="14pt"/>
    </style:style>
    <style:style style:name="T17" style:family="text">
      <style:text-properties style:font-name="Calibri" fo:font-size="12pt" style:font-size-asian="12pt" style:font-size-complex="12pt"/>
    </style:style>
    <style:style style:name="T18" style:family="text">
      <style:text-properties style:font-name="Calibri" fo:font-size="12pt" fo:font-weight="bold" fo:background-color="#ffffff" loext:char-shading-value="0" style:font-size-asian="12pt" style:font-weight-asian="bold" style:font-size-complex="12pt"/>
    </style:style>
    <style:style style:name="T19" style:family="text">
      <style:text-properties style:font-name="Calibri" fo:font-size="12pt" fo:font-weight="bold" officeooo:rsid="00127155" style:font-size-asian="12pt" style:font-weight-asian="bold" style:font-size-complex="12pt"/>
    </style:style>
    <style:style style:name="T20" style:family="text">
      <style:text-properties style:font-name="Calibri" fo:font-size="12pt" fo:language="en" fo:country="US" style:font-size-asian="12pt" style:font-size-complex="12pt"/>
    </style:style>
    <style:style style:name="T21" style:family="text">
      <style:text-properties style:font-name="Calibri" fo:language="en" fo:country="US"/>
    </style:style>
    <style:style style:name="T22" style:family="text">
      <style:text-properties style:font-name="Calibri" fo:language="en" fo:country="US" officeooo:rsid="00147be9"/>
    </style:style>
    <style:style style:name="T23" style:family="text">
      <style:text-properties style:font-name="Calibri" fo:language="en" fo:country="US" officeooo:rsid="00181fc8"/>
    </style:style>
    <style:style style:name="T24" style:family="text">
      <style:text-properties style:font-name="Calibri" fo:language="ru" fo:country="RU" officeooo:rsid="00147be9"/>
    </style:style>
    <style:style style:name="T25" style:family="text">
      <style:text-properties style:font-name="Consolas" fo:language="en" fo:country="US" style:font-name-complex="Consolas1"/>
    </style:style>
    <style:style style:name="T26" style:family="text">
      <style:text-properties style:font-name="Consolas" fo:language="en" fo:country="US" officeooo:rsid="00038e2d" style:font-name-complex="Consolas1"/>
    </style:style>
    <style:style style:name="T27" style:family="text">
      <style:text-properties style:font-name="Consolas" fo:language="en" fo:country="US" officeooo:rsid="000ffa65" style:font-name-complex="Consolas1"/>
    </style:style>
    <style:style style:name="T28" style:family="text">
      <style:text-properties style:font-name="Consolas" fo:language="en" fo:country="US" officeooo:rsid="0011409e" style:font-name-complex="Consolas1"/>
    </style:style>
    <style:style style:name="T29" style:family="text">
      <style:text-properties style:font-name="Consolas" fo:language="de" fo:country="LI" style:font-name-complex="Consolas1"/>
    </style:style>
    <style:style style:name="T30" style:family="text">
      <style:text-properties style:font-name="Consolas" style:font-name-complex="Consolas1"/>
    </style:style>
    <style:style style:name="T31" style:family="text">
      <style:text-properties style:font-name="Consolas" fo:language="ru" fo:country="RU" officeooo:rsid="00038e2d" style:font-name-complex="Consolas1"/>
    </style:style>
    <style:style style:name="T32" style:family="text">
      <style:text-properties style:font-name="Consolas" fo:language="ru" fo:country="RU" officeooo:rsid="00052f2a" style:font-name-complex="Consolas1"/>
    </style:style>
    <style:style style:name="T33" style:family="text">
      <style:text-properties style:font-name="Consolas" fo:language="ru" fo:country="RU" officeooo:rsid="000700fd" style:font-name-complex="Consolas1"/>
    </style:style>
    <style:style style:name="T34" style:family="text">
      <style:text-properties style:font-name="Consolas" fo:language="ru" fo:country="RU" officeooo:rsid="00088f39" style:font-name-complex="Consolas1"/>
    </style:style>
    <style:style style:name="T35" style:family="text">
      <style:text-properties style:font-name="Consolas" fo:language="ru" fo:country="RU" officeooo:rsid="000900d4" style:font-name-complex="Consolas1"/>
    </style:style>
    <style:style style:name="T36" style:family="text">
      <style:text-properties style:font-name="Consolas" fo:language="ru" fo:country="RU" officeooo:rsid="000aa9f6" style:font-name-complex="Consolas1"/>
    </style:style>
    <style:style style:name="T37" style:family="text">
      <style:text-properties style:font-name="Consolas" fo:language="ru" fo:country="RU" officeooo:rsid="000c0948" style:font-name-complex="Consolas1"/>
    </style:style>
    <style:style style:name="T38" style:family="text">
      <style:text-properties style:font-name="Consolas" fo:language="ru" fo:country="RU" officeooo:rsid="000d8ed5" style:font-name-complex="Consolas1"/>
    </style:style>
    <style:style style:name="T39" style:family="text">
      <style:text-properties style:font-name="Consolas" fo:language="ru" fo:country="RU" officeooo:rsid="000ed8fa" style:font-name-complex="Consolas1"/>
    </style:style>
    <style:style style:name="T40" style:family="text">
      <style:text-properties style:font-name="Consolas" fo:language="ru" fo:country="RU" officeooo:rsid="000ffa65" style:font-name-complex="Consolas1"/>
    </style:style>
    <style:style style:name="T41" style:family="text">
      <style:text-properties style:font-name="Consolas" fo:language="ru" fo:country="RU" officeooo:rsid="0011409e" style:font-name-complex="Consolas1"/>
    </style:style>
    <style:style style:name="T42" style:family="text">
      <style:text-properties style:font-name="Consolas" fo:language="ru" fo:country="RU" officeooo:rsid="0011af6a" style:font-name-complex="Consola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5"><text:span text:style-name="T1">Федеральное</text:span><text:span text:style-name="T2"> </text:span><text:span text:style-name="T1">государственное</text:span><text:span text:style-name="T2"> </text:span><text:span text:style-name="T1">автономное</text:span></text:p>
      <text:p text:style-name="P15"><text:span text:style-name="T1">образовательное</text:span><text:span text:style-name="T2"> </text:span><text:span text:style-name="T1">учреждение</text:span></text:p>
      <text:p text:style-name="P15"><text:span text:style-name="T1">высшего</text:span><text:span text:style-name="T2"> </text:span><text:span text:style-name="T1">профессионального</text:span><text:span text:style-name="T2"> </text:span><text:span text:style-name="T1">образования</text:span></text:p>
      <text:p text:style-name="P15"><text:span text:style-name="T2">«</text:span><text:span text:style-name="T1">СИБИРСКИЙ</text:span><text:span text:style-name="T2"> </text:span><text:span text:style-name="T1">ФЕДЕРАЛЬНЫЙ</text:span><text:span text:style-name="T2"> </text:span><text:span text:style-name="T1">УНИВЕРСИТЕТ</text:span><text:span text:style-name="T2">»</text:span></text:p>
      <text:p text:style-name="P27"/>
      <text:p text:style-name="P15"><text:span text:style-name="T1">Институт</text:span><text:span text:style-name="T2"> </text:span><text:span text:style-name="T1">космических</text:span><text:span text:style-name="T2"> </text:span><text:span text:style-name="T1">и</text:span><text:span text:style-name="T2"> </text:span><text:span text:style-name="T1">информационных</text:span><text:span text:style-name="T2"> </text:span><text:span text:style-name="T1">технологий</text:span></text:p>
      <text:p text:style-name="P7"/>
      <text:p text:style-name="P15"><text:span text:style-name="T1">Кафедра</text:span><text:span text:style-name="T2"> </text:span><text:span text:style-name="T1">вычислительной</text:span><text:span text:style-name="T2"> </text:span><text:span text:style-name="T1">техники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><text:tab/><text:tab/><text:tab/><text:tab/></text:p>
      <text:p text:style-name="P15"><text:span text:style-name="T10">ОТЧЕТ</text:span><text:span text:style-name="T11"> </text:span><text:span text:style-name="T10">ПО</text:span><text:span text:style-name="T11"> </text:span><text:span text:style-name="T10">ЛАБОРАТОРНОЙ</text:span><text:span text:style-name="T11"> </text:span><text:span text:style-name="T10">РАБОТЕ</text:span><text:span text:style-name="T11"> №11</text:span></text:p>
      <text:p text:style-name="P16"/>
      <text:p text:style-name="P16">Вариант 1</text:p>
      <text:p text:style-name="P8"/>
      <text:p text:style-name="P15"><text:span text:style-name="T1">Тема</text:span><text:span text:style-name="T2"> </text:span><text:span text:style-name="T1">работы</text:span></text:p>
      <text:p text:style-name="P9"/>
      <text:p text:style-name="P40">Указатели на функции</text:p>
      <text:p text:style-name="P6"/>
      <text:p text:style-name="P6"/>
      <text:p text:style-name="P6"/>
      <text:p text:style-name="P6"/>
      <text:p text:style-name="P6"/>
      <text:p text:style-name="P14"><text:span text:style-name="T2"><text:s text:c="2"/></text:span><text:span text:style-name="T1">Преподаватель</text:span><text:span text:style-name="T2"> <text:s/><text:tab/><text:tab/><text:tab/><text:tab/><text:tab/><text:tab/><text:tab/> ___________ <text:s text:c="16"/></text:span></text:p>
      <text:p text:style-name="P10"><text:s text:c="2"/>Ушакова М. С.</text:p>
      <text:p text:style-name="P14"><text:span text:style-name="T2"><text:s text:c="68"/><text:tab/><text:tab/> <text:s/><text:tab/></text:span><text:span text:style-name="T12">подпись</text:span><text:span text:style-name="T13">, дата</text:span></text:p>
      <text:p text:style-name="P11"/>
      <text:p text:style-name="P6"/>
      <text:p text:style-name="P17"/>
      <text:p text:style-name="P14"><text:span text:style-name="T1">Студент</text:span><text:span text:style-name="T16">ы</text:span><text:span text:style-name="T2"> </text:span><text:span text:style-name="T1">гр. КИ-15 08 Б</text:span><text:span text:style-name="T16"><text:tab/><text:tab/><text:tab/><text:tab/><text:tab/><text:tab/><text:tab/></text:span></text:p>
      <text:p text:style-name="P43">Самойлов С.</text:p>
      <text:p text:style-name="P43">Номоконов А.</text:p>
      <text:p text:style-name="P39">Войченко В.</text:p>
      <text:p text:style-name="P14"><text:span text:style-name="T13"><text:tab/><text:tab/><text:tab/><text:tab/><text:tab/><text:tab/><text:tab/><text:tab/> <text:s text:c="12"/></text:span><text:span text:style-name="T2"><text:s/></text:span></text:p>
      <text:p text:style-name="P10"/>
      <text:p text:style-name="P10"/>
      <text:p text:style-name="P1"/>
      <text:p text:style-name="P1"/>
      <text:p text:style-name="P2"><text:span text:style-name="T1">Красноярск</text:span><text:span text:style-name="T2"> 2016</text:span></text:p>
      <text:p text:style-name="P49"><text:soft-page-break/>Цель работы</text:p>
      <text:p text:style-name="P50">получить практические навыки использования указателей на функции для организации текстового меню в интерфейсе программы, получить опыт командной работы.</text:p>
      <text:p text:style-name="Standard"><text:span text:style-name="T15">Задание 11_3</text:span><text:span text:style-name="T18"> (вариант 1)</text:span></text:p>
      <text:p text:style-name="P41">Дана матрица размерностью N×N, имитирующая поле для игры в «Крестики-нолики», содержащая символы пробела, символы '0' и 'X'. С клавиатуры <text:s/>вводятся координаты <text:s/>очередного символа (номер строки и номер столбца), например, нолика. Требуется определить, выстроились ли после ввода в ряд пять ноликов по вертикали, горизонтали или диагонали. Для проверки каждого направления написать отдельные функции и предложить пользователю выбрать направление.</text:p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8"><text:span text:style-name="T17">Код</text:span><text:span text:style-name="T20"> </text:span><text:span text:style-name="T17">программы</text:span><text:span text:style-name="T20"> 11_3:</text:span></text:p>
      <text:p text:style-name="P25">#include &lt;cmath&gt;</text:p>
      <text:p text:style-name="P25">#include &lt;iostream&gt;</text:p>
      <text:p text:style-name="P25">#include &lt;clocale&gt;</text:p>
      <text:p text:style-name="P25">#include &lt;cstdlib&gt;</text:p>
      <text:p text:style-name="P25">#include &lt;ctime&gt;</text:p>
      <text:p text:style-name="P25">#include &lt;fstream&gt;</text:p>
      <text:p text:style-name="P25">#include &lt;windows.h&gt;</text:p>
      <text:p text:style-name="P25"/>
      <text:p text:style-name="P25">using namespace std;</text:p>
      <text:p text:style-name="P25"/>
      <text:p text:style-name="P25">void see_you() {</text:p>
      <text:p text:style-name="P20"><text:span text:style-name="T25"><text:tab/></text:span><text:span text:style-name="T29">cout &lt;&lt; "\t\t\t\t\t\tS";</text:span></text:p>
      <text:p text:style-name="P20"><text:span text:style-name="T29"><text:tab/></text:span><text:span text:style-name="T25">Sleep(150);</text:span></text:p>
      <text:p text:style-name="P25"><text:tab/>cout &lt;&lt; "e";</text:p>
      <text:p text:style-name="P25"><text:tab/>Sleep(150);</text:p>
      <text:p text:style-name="P25"><text:tab/>cout &lt;&lt; "e";</text:p>
      <text:p text:style-name="P25"><text:tab/>Sleep(150);</text:p>
      <text:p text:style-name="P25"><text:tab/>cout &lt;&lt; " ";</text:p>
      <text:p text:style-name="P25"><text:tab/>Sleep(150);</text:p>
      <text:p text:style-name="P25"><text:tab/>cout &lt;&lt; "y";</text:p>
      <text:p text:style-name="P25"><text:tab/>Sleep(150);</text:p>
      <text:p text:style-name="P25"><text:tab/>cout &lt;&lt; "o";</text:p>
      <text:p text:style-name="P25"><text:tab/>Sleep(150);</text:p>
      <text:p text:style-name="P25"><text:tab/>cout &lt;&lt; "u";</text:p>
      <text:p text:style-name="P25"><text:tab/>Sleep(150);</text:p>
      <text:p text:style-name="P25"><text:tab/>cout &lt;&lt; " ";</text:p>
      <text:p text:style-name="P25"><text:tab/>Sleep(150);</text:p>
      <text:p text:style-name="P25"><text:tab/>cout &lt;&lt; "n";</text:p>
      <text:p text:style-name="P25"><text:tab/>Sleep(150);</text:p>
      <text:p text:style-name="P25"><text:tab/>cout &lt;&lt; "e";</text:p>
      <text:p text:style-name="P25"><text:tab/>Sleep(150);</text:p>
      <text:p text:style-name="P25"><text:tab/>cout &lt;&lt; "x";</text:p>
      <text:p text:style-name="P25"><text:tab/>Sleep(150);</text:p>
      <text:p text:style-name="P25"><text:tab/>cout &lt;&lt; "t";</text:p>
      <text:p text:style-name="P25"><text:tab/>Sleep(150);</text:p>
      <text:p text:style-name="P25"><text:tab/>cout &lt;&lt; " ";</text:p>
      <text:p text:style-name="P25"><text:tab/>Sleep(150);</text:p>
      <text:p text:style-name="P25"><text:tab/>cout &lt;&lt; "t";</text:p>
      <text:p text:style-name="P25"><text:tab/>Sleep(150);</text:p>
      <text:p text:style-name="P25"><text:tab/>cout &lt;&lt; "i";</text:p>
      <text:p text:style-name="P25"><text:tab/>Sleep(150);</text:p>
      <text:p text:style-name="P25"><text:tab/>cout &lt;&lt; "m";</text:p>
      <text:p text:style-name="P25"><text:tab/>Sleep(150);</text:p>
      <text:p text:style-name="P25"><text:tab/>cout &lt;&lt; "e";</text:p>
      <text:p text:style-name="P25"><text:tab/>Sleep(150);</text:p>
      <text:p text:style-name="P25"><text:tab/>cout &lt;&lt; "!";</text:p>
      <text:p text:style-name="P25"><text:tab/>Sleep(2000);</text:p>
      <text:p text:style-name="P25">}</text:p>
      <text:p text:style-name="P25"/>
      <text:p text:style-name="P25">void show() {</text:p>
      <text:p text:style-name="P20"><text:span text:style-name="T25"><text:tab/></text:span><text:span text:style-name="T29">cout &lt;&lt; "\t\t\t\t\t</text:span><text:span text:style-name="T30">Крестики</text:span><text:span text:style-name="T29"> - </text:span><text:span text:style-name="T30">нолики</text:span><text:span text:style-name="T29"> 1.0 (BETA)\n\n\n";</text:span></text:p>
      <text:p text:style-name="P45"><text:tab/>cout &lt;&lt; "\t\t\t\t\t\tW";</text:p>
      <text:p text:style-name="P20"><text:span text:style-name="T29"><text:tab/></text:span><text:span text:style-name="T25">Sleep(150);</text:span></text:p>
      <text:p text:style-name="P25"><text:tab/>cout &lt;&lt; "e";</text:p>
      <text:p text:style-name="P25"><text:soft-page-break/><text:tab/>Sleep(150);</text:p>
      <text:p text:style-name="P25"><text:tab/>cout &lt;&lt; "l";</text:p>
      <text:p text:style-name="P25"><text:tab/>Sleep(150);</text:p>
      <text:p text:style-name="P25"><text:tab/>cout &lt;&lt; "c";</text:p>
      <text:p text:style-name="P25"><text:tab/>Sleep(150);</text:p>
      <text:p text:style-name="P25"><text:tab/>cout &lt;&lt; "o";</text:p>
      <text:p text:style-name="P25"><text:tab/>Sleep(150);</text:p>
      <text:p text:style-name="P25"><text:tab/>cout &lt;&lt; "m";</text:p>
      <text:p text:style-name="P25"><text:tab/>Sleep(150);</text:p>
      <text:p text:style-name="P25"><text:tab/>cout &lt;&lt; "e";</text:p>
      <text:p text:style-name="P25"><text:tab/>Sleep(150);</text:p>
      <text:p text:style-name="P25"><text:tab/>cout &lt;&lt; "!";</text:p>
      <text:p text:style-name="P25"><text:tab/>Sleep(2000);</text:p>
      <text:p text:style-name="P25"><text:tab/>cout &lt;&lt; "\n\n\nLoading";</text:p>
      <text:p text:style-name="P25"><text:tab/>Sleep(400);</text:p>
      <text:p text:style-name="P25"><text:tab/>cout &lt;&lt; ".";</text:p>
      <text:p text:style-name="P25"><text:tab/>Sleep(400);</text:p>
      <text:p text:style-name="P25"><text:tab/>cout &lt;&lt; ".";</text:p>
      <text:p text:style-name="P25"><text:tab/>Sleep(400);</text:p>
      <text:p text:style-name="P25"><text:tab/>cout &lt;&lt; ".";</text:p>
      <text:p text:style-name="P25"><text:tab/>Sleep(300);</text:p>
      <text:p text:style-name="P25"><text:tab/>system("cls");</text:p>
      <text:p text:style-name="P25">}</text:p>
      <text:p text:style-name="P25"/>
      <text:p text:style-name="P25">//---------------------------------</text:p>
      <text:p text:style-name="P25"/>
      <text:p text:style-name="P25">void gorizontal(char* mass, int N, char* buff, int* check, int lol, char symb, int &amp;a, int &amp;b)</text:p>
      <text:p text:style-name="P25">{</text:p>
      <text:p text:style-name="P25"><text:tab/>int schet = 0, i, u = 0, k = 0, p = 0, pilla = 0, final = 0;</text:p>
      <text:p text:style-name="P25"><text:tab/>for (i = 0; i&lt;lol; i++)</text:p>
      <text:p text:style-name="P25"><text:tab/><text:tab/>check[i] = 0;</text:p>
      <text:p text:style-name="P25"><text:tab/>for (i = 0; i &lt; lol; i++)</text:p>
      <text:p text:style-name="P25"><text:tab/>{</text:p>
      <text:p text:style-name="P25"><text:tab/><text:tab/>buff[i] = mass[u + (lol*(a - 1))];</text:p>
      <text:p text:style-name="P25"><text:tab/><text:tab/>u++;</text:p>
      <text:p text:style-name="P25"><text:tab/>}</text:p>
      <text:p text:style-name="P25"><text:tab/>for (i = 0; i&lt;lol; i++)</text:p>
      <text:p text:style-name="P25"><text:tab/><text:tab/>if (buff[i] == symb) { schet++; check[pilla] = schet; }</text:p>
      <text:p text:style-name="P25"><text:tab/><text:tab/>else { schet = 0; pilla++; }</text:p>
      <text:p text:style-name="P25"><text:tab/><text:tab/>for (i = 0; i&lt;N; i++)</text:p>
      <text:p text:style-name="P25"><text:tab/><text:tab/><text:tab/>if (check[i] &gt;= 5) <text:s text:c="2"/>p = 1;</text:p>
      <text:p text:style-name="P25"><text:tab/><text:tab/>cout &lt;&lt; "\n-----------------------------------";</text:p>
      <text:p text:style-name="P20"><text:span text:style-name="T25"><text:tab/><text:tab/>cout &lt;&lt; "\n</text:span><text:span text:style-name="T30">Результат</text:span><text:span text:style-name="T25">:\n";</text:span></text:p>
      <text:p text:style-name="P20"><text:span text:style-name="T25"><text:tab/><text:tab/>if</text:span><text:span text:style-name="T30"> (</text:span><text:span text:style-name="T25">p</text:span><text:span text:style-name="T30"> == 1) </text:span><text:span text:style-name="T25">cout</text:span><text:span text:style-name="T30"> &lt;&lt; "Найдены пять идущих подряд '" &lt;&lt; </text:span><text:span text:style-name="T25">symb</text:span><text:span text:style-name="T30"> &lt;&lt; "' в горизонтальном ряде!";</text:span></text:p>
      <text:p text:style-name="P20"><text:span text:style-name="T30"><text:tab/><text:tab/></text:span><text:span text:style-name="T25">else</text:span></text:p>
      <text:p text:style-name="P20"><text:span text:style-name="T25"><text:tab/><text:tab/><text:tab/>cout</text:span><text:span text:style-name="T30"> &lt;&lt; "Пять идущих подряд '" &lt;&lt; </text:span><text:span text:style-name="T25">symb</text:span><text:span text:style-name="T30"> &lt;&lt; "' в горизонтальном ряде не обнаружены!";</text:span></text:p>
      <text:p text:style-name="P20"><text:span text:style-name="T30"><text:tab/><text:tab/></text:span><text:span text:style-name="T25">cout &lt;&lt; "\n-----------------------------------\n\n";</text:span></text:p>
      <text:p text:style-name="P25">}</text:p>
      <text:p text:style-name="P25"/>
      <text:p text:style-name="P25">//---------------------------------</text:p>
      <text:p text:style-name="P25"/>
      <text:p text:style-name="P25"><text:soft-page-break/>void vertikal(char* mass, int N, char* buff, int* check, int lol, char symb, int &amp;a, int &amp;b)</text:p>
      <text:p text:style-name="P25">{</text:p>
      <text:p text:style-name="P25"><text:tab/>int i, k = 0, u = 0, p = 0, schet = 0, pilla = 0, final = 0;</text:p>
      <text:p text:style-name="P25"><text:tab/>for (i = 0; i&lt;lol; i++)</text:p>
      <text:p text:style-name="P25"><text:tab/><text:tab/>check[i] = 0;</text:p>
      <text:p text:style-name="P25"><text:tab/>for (i = 0; i &lt; lol; i++)</text:p>
      <text:p text:style-name="P25"><text:tab/>{</text:p>
      <text:p text:style-name="P25"><text:tab/><text:tab/>buff[i] = mass[(b - 1) + u];</text:p>
      <text:p text:style-name="P25"><text:tab/><text:tab/>u = u + lol;</text:p>
      <text:p text:style-name="P25"><text:tab/>}</text:p>
      <text:p text:style-name="P25"><text:tab/>for (i = 0; i&lt;lol; i++)</text:p>
      <text:p text:style-name="P25"><text:tab/><text:tab/>if (buff[i] == symb) { schet++; check[pilla] = schet; }</text:p>
      <text:p text:style-name="P25"><text:tab/><text:tab/>else { schet = 0; pilla++; }</text:p>
      <text:p text:style-name="P25"><text:tab/><text:tab/>for (i = 0; i&lt;N; i++)</text:p>
      <text:p text:style-name="P25"><text:tab/><text:tab/><text:tab/>if (check[i] &gt;= 5) <text:s text:c="2"/>p = 1;</text:p>
      <text:p text:style-name="P25"><text:tab/><text:tab/>cout &lt;&lt; "\n-----------------------------------";</text:p>
      <text:p text:style-name="P20"><text:span text:style-name="T25"><text:tab/><text:tab/>cout &lt;&lt; "\n</text:span><text:span text:style-name="T30">Результат</text:span><text:span text:style-name="T25">:\n";</text:span></text:p>
      <text:p text:style-name="P20"><text:span text:style-name="T25"><text:tab/><text:tab/>if</text:span><text:span text:style-name="T30"> (</text:span><text:span text:style-name="T25">p</text:span><text:span text:style-name="T30"> == 1) </text:span><text:span text:style-name="T25">cout</text:span><text:span text:style-name="T30"> &lt;&lt; "Найдены пять идущих подряд '" &lt;&lt; </text:span><text:span text:style-name="T25">symb</text:span><text:span text:style-name="T30"> &lt;&lt; "' в вертикальном ряде!";</text:span></text:p>
      <text:p text:style-name="P20"><text:span text:style-name="T30"><text:tab/><text:tab/></text:span><text:span text:style-name="T25">else</text:span></text:p>
      <text:p text:style-name="P20"><text:span text:style-name="T25"><text:tab/><text:tab/><text:tab/>cout</text:span><text:span text:style-name="T30"> &lt;&lt; "Пять идущих подряд '" &lt;&lt; </text:span><text:span text:style-name="T25">symb</text:span><text:span text:style-name="T30"> &lt;&lt; "' в вертикальном ряде не обнаружены!";</text:span></text:p>
      <text:p text:style-name="P20"><text:span text:style-name="T30"><text:tab/><text:tab/></text:span><text:span text:style-name="T25">cout &lt;&lt; "\n-----------------------------------\n\n";</text:span></text:p>
      <text:p text:style-name="P25">}</text:p>
      <text:p text:style-name="P25"/>
      <text:p text:style-name="P25">//---------------------------------</text:p>
      <text:p text:style-name="P25"/>
      <text:p text:style-name="P25">void diagonal(char* mass, int N, char* buff, int* check, int lol, char symb, int &amp;a, int &amp;b)</text:p>
      <text:p text:style-name="P25">{</text:p>
      <text:p text:style-name="P25"><text:tab/>int i, t, k, schet = 0, s = 0, u, p = 0, pilla = 0, final = 0, ind, sdv, korr, gl, pb;</text:p>
      <text:p text:style-name="P25"><text:tab/>for (i = 0; i&lt;lol; i++)</text:p>
      <text:p text:style-name="P25"><text:tab/><text:tab/>check[i] = 0;</text:p>
      <text:p text:style-name="P25"><text:tab/>ind = ((a - 1)*lol) + (b - 1);</text:p>
      <text:p text:style-name="P25"><text:tab/>sdv = lol + 1;</text:p>
      <text:p text:style-name="P25"><text:tab/>gl = sdv*(a - 1);</text:p>
      <text:p text:style-name="P25"><text:tab/>korr = lol - abs(ind - gl);</text:p>
      <text:p text:style-name="P25"><text:tab/>u = ind - ((a - 1)*sdv);</text:p>
      <text:p text:style-name="P25"><text:tab/>for (i = 0;i &lt; korr;i++)</text:p>
      <text:p text:style-name="P25"><text:tab/>{</text:p>
      <text:p text:style-name="P25"><text:tab/><text:tab/>buff[i] = mass[u];</text:p>
      <text:p text:style-name="P25"><text:tab/><text:tab/>u = u + sdv;</text:p>
      <text:p text:style-name="P25"><text:tab/>}</text:p>
      <text:p text:style-name="P25"><text:tab/>for (i = 0; i&lt;korr; i++)</text:p>
      <text:p text:style-name="P25"><text:tab/><text:tab/>if (buff[i] == symb) { schet++; check[pilla] = schet; }</text:p>
      <text:p text:style-name="P25"><text:tab/><text:tab/>else { schet = 0; pilla++; }</text:p>
      <text:p text:style-name="P25"><text:tab/><text:tab/>schet = 0;</text:p>
      <text:p text:style-name="P25"><text:tab/><text:tab/>pilla++;</text:p>
      <text:p text:style-name="P25"><text:tab/><text:tab/>sdv = lol - 1;</text:p>
      <text:p text:style-name="P25"><text:tab/><text:tab/>pb = sdv*a;</text:p>
      <text:p text:style-name="P20"><text:span text:style-name="T25"><text:tab/><text:tab/></text:span><text:span text:style-name="T29">korr = lol - abs(ind - pb);</text:span></text:p>
      <text:p text:style-name="P20"><text:span text:style-name="T29"><text:tab/><text:tab/></text:span><text:span text:style-name="T25">u = ind - ((a - 1)*sdv);</text:span></text:p>
      <text:p text:style-name="P25"><text:tab/><text:tab/>for (i = 0;i &lt; korr;i++)</text:p>
      <text:p text:style-name="P25"><text:soft-page-break/><text:tab/><text:tab/>{</text:p>
      <text:p text:style-name="P25"><text:tab/><text:tab/><text:tab/>buff[i] = mass[u];</text:p>
      <text:p text:style-name="P25"><text:tab/><text:tab/><text:tab/>u = u + sdv;</text:p>
      <text:p text:style-name="P25"><text:tab/><text:tab/>}</text:p>
      <text:p text:style-name="P25"><text:tab/><text:tab/>for (i = 0; i&lt;korr; i++)</text:p>
      <text:p text:style-name="P25"><text:tab/><text:tab/><text:tab/>if (buff[i] == symb) { schet++; check[pilla] = schet; }</text:p>
      <text:p text:style-name="P25"><text:tab/><text:tab/><text:tab/>else { schet = 0; pilla++; }</text:p>
      <text:p text:style-name="P25"><text:tab/><text:tab/><text:tab/>for (i = 0; i&lt;N; i++)</text:p>
      <text:p text:style-name="P25"><text:tab/><text:tab/><text:tab/><text:tab/>if (check[i] &gt;= 5) <text:s text:c="2"/>p = 1;</text:p>
      <text:p text:style-name="P25"><text:tab/><text:tab/><text:tab/>cout &lt;&lt; "\n-----------------------------------";</text:p>
      <text:p text:style-name="P20"><text:span text:style-name="T25"><text:tab/><text:tab/><text:tab/>cout &lt;&lt; "\n</text:span><text:span text:style-name="T30">Результат</text:span><text:span text:style-name="T25">:\n";</text:span></text:p>
      <text:p text:style-name="P20"><text:span text:style-name="T25"><text:tab/><text:tab/><text:tab/>if</text:span><text:span text:style-name="T30"> (</text:span><text:span text:style-name="T25">p</text:span><text:span text:style-name="T30"> == 1) </text:span><text:span text:style-name="T25">cout</text:span><text:span text:style-name="T30"> &lt;&lt; "Найдены пять идущих подряд '" &lt;&lt; </text:span><text:span text:style-name="T25">symb</text:span><text:span text:style-name="T30"> &lt;&lt; "' в диагональном ряде!";</text:span></text:p>
      <text:p text:style-name="P20"><text:span text:style-name="T30"><text:tab/><text:tab/><text:tab/></text:span><text:span text:style-name="T25">else</text:span></text:p>
      <text:p text:style-name="P20"><text:span text:style-name="T25"><text:tab/><text:tab/><text:tab/><text:tab/>cout</text:span><text:span text:style-name="T30"> &lt;&lt; "Пять идущих подряд '" &lt;&lt; </text:span><text:span text:style-name="T25">symb</text:span><text:span text:style-name="T30"> &lt;&lt; "' в диагональном ряде не обнаружены!";</text:span></text:p>
      <text:p text:style-name="P20"><text:span text:style-name="T30"><text:tab/><text:tab/><text:tab/></text:span><text:span text:style-name="T25">cout &lt;&lt; "\n-----------------------------------\n\n";</text:span></text:p>
      <text:p text:style-name="P25">}</text:p>
      <text:p text:style-name="P25"/>
      <text:p text:style-name="P25">//--------------------------------- </text:p>
      <text:p text:style-name="P25"/>
      <text:p text:style-name="P25">void instructagh() {</text:p>
      <text:p text:style-name="P25"><text:tab/>cout &lt;&lt; "-----------------------------------";</text:p>
      <text:p text:style-name="P20"><text:span text:style-name="T25"><text:tab/>cout</text:span><text:span text:style-name="T30"> &lt;&lt; "\</text:span><text:span text:style-name="T25">n</text:span><text:span text:style-name="T30">\</text:span><text:span text:style-name="T25">n</text:span><text:span text:style-name="T30">Как играть: \</text:span><text:span text:style-name="T25">n</text:span><text:span text:style-name="T30">\</text:span><text:span text:style-name="T25">n</text:span><text:span text:style-name="T30">";</text:span></text:p>
      <text:p text:style-name="P20"><text:span text:style-name="T30"><text:tab/></text:span><text:span text:style-name="T25">cout</text:span><text:span text:style-name="T30"> &lt;&lt; "Сейчас вы будете вводить координаты.\</text:span><text:span text:style-name="T25">n</text:span><text:span text:style-name="T31">Для крестиков и для ноликов.</text:span><text:span text:style-name="T26">\n</text:span><text:span text:style-name="T31">Координаты вводятся через пробел</text:span><text:span text:style-name="T30">!\</text:span><text:span text:style-name="T25">n</text:span><text:span text:style-name="T30">";</text:span></text:p>
      <text:p text:style-name="P20"><text:span text:style-name="T30"><text:tab/></text:span><text:span text:style-name="T25">cout &lt;&lt; "</text:span><text:span text:style-name="T32">Сначала вводятся координаты для строки, а потом для столбца</text:span><text:span text:style-name="T25">.\n\n";</text:span></text:p>
      <text:p text:style-name="P20"><text:span text:style-name="T25"><text:tab/>cout &lt;&lt; "</text:span><text:span text:style-name="T33">Когда будет необходимо проверить наличие пяти идущих подряд одинаковых символов по последнему поставленному</text:span><text:span text:style-name="T25">\n";</text:span></text:p>
      <text:p text:style-name="P20"><text:span text:style-name="T25"><text:tab/>cout &lt;&lt; "</text:span><text:span text:style-name="T33">на горизонтали, вертикали или диагонали, введите</text:span><text:span text:style-name="T25">: '0'\n\n";</text:span></text:p>
      <text:p text:style-name="P25"><text:tab/>cout &lt;&lt; "-----------------------------------\n\n";</text:p>
      <text:p text:style-name="P25"><text:tab/>system("pause");</text:p>
      <text:p text:style-name="P25"><text:tab/>system("cls");</text:p>
      <text:p text:style-name="P25">}</text:p>
      <text:p text:style-name="P25"/>
      <text:p text:style-name="P25">//---------------------------------</text:p>
      <text:p text:style-name="P25"/>
      <text:p text:style-name="P25">void instruchtagh2(char symb) {</text:p>
      <text:p text:style-name="P25"><text:tab/>cout &lt;&lt; "-----------------------------------\n";</text:p>
      <text:p text:style-name="P20"><text:span text:style-name="T25"><text:tab/>cout &lt;&lt; "</text:span><text:span text:style-name="T34">Теперь необходимо проверить выстроились ли пять подряд</text:span><text:span text:style-name="T25"> '" &lt;&lt; symb &lt;&lt; "'\n";</text:span></text:p>
      <text:p text:style-name="P20"><text:span text:style-name="T25"><text:tab/>cout &lt;&lt; "</text:span><text:span text:style-name="T34">на горизонтали, вертикали или диагонали</text:span><text:span text:style-name="T25">.\n\n";</text:span></text:p>
      <text:p text:style-name="P21"><text:span text:style-name="T25"><text:tab/>cout &lt;&lt; "</text:span><text:span text:style-name="T34">Выберите нужный вариант\n1. Проверить по горизонтали\n2. Проверить по вертикали\n3. Проверить по диагонали</text:span><text:span text:style-name="T25">";</text:span></text:p>
      <text:p text:style-name="P25"><text:tab/>cout &lt;&lt; "\n-----------------------------------\n";</text:p>
      <text:p text:style-name="P25">}</text:p>
      <text:p text:style-name="P25"/>
      <text:p text:style-name="P25">//---------------------------------</text:p>
      <text:p text:style-name="P25"/>
      <text:p text:style-name="P25">void vivod_mass(int N, int i, char* mass) {</text:p>
      <text:p text:style-name="P20"><text:span text:style-name="T25"><text:tab/>cout &lt;&lt; "</text:span><text:span text:style-name="T35">Игровое поле</text:span><text:span text:style-name="T25">:\n\n";</text:span></text:p>
      <text:p text:style-name="P25"><text:tab/>for (i = 0; i &lt; N; i++) {</text:p>
      <text:p text:style-name="P25"><text:tab/><text:tab/>if (fmod(i + 1, sqrt(N)) == 0)</text:p>
      <text:p text:style-name="P25"><text:tab/><text:tab/><text:tab/>cout &lt;&lt; mass[i] &lt;&lt; "\n";</text:p>
      <text:p text:style-name="P25"><text:soft-page-break/><text:tab/><text:tab/>else</text:p>
      <text:p text:style-name="P25"><text:tab/><text:tab/><text:tab/>cout &lt;&lt; mass[i] &lt;&lt; " ";</text:p>
      <text:p text:style-name="P25"><text:tab/>}</text:p>
      <text:p text:style-name="P25"><text:tab/>cout &lt;&lt; "\n";</text:p>
      <text:p text:style-name="P25">}</text:p>
      <text:p text:style-name="P25"/>
      <text:p text:style-name="P25">//--------------------------------------</text:p>
      <text:p text:style-name="P25"/>
      <text:p text:style-name="P25">int vvod_coordinat(char symb, int custom, int i, int N, char* mass, int &amp;a1, int &amp;b1) {</text:p>
      <text:p text:style-name="P25"><text:tab/>int a, b;</text:p>
      <text:p text:style-name="P25"><text:tab/>cout &lt;&lt; "\n&gt;&gt; ";</text:p>
      <text:p text:style-name="P25"><text:tab/>cin &gt;&gt; a;</text:p>
      <text:p text:style-name="P25"><text:tab/>if (a == 0)</text:p>
      <text:p text:style-name="P25"><text:tab/>{</text:p>
      <text:p text:style-name="P25"><text:tab/><text:tab/>system("cls");</text:p>
      <text:p text:style-name="P25"><text:tab/><text:tab/>return 1;</text:p>
      <text:p text:style-name="P25"><text:tab/>}</text:p>
      <text:p text:style-name="P25"><text:tab/>else {</text:p>
      <text:p text:style-name="P25"><text:tab/><text:tab/>cin &gt;&gt; b;</text:p>
      <text:p text:style-name="P25"><text:tab/><text:tab/>if (a == 1)</text:p>
      <text:p text:style-name="P25"><text:tab/><text:tab/><text:tab/>custom = b;</text:p>
      <text:p text:style-name="P25"><text:tab/><text:tab/>else</text:p>
      <text:p text:style-name="P25"><text:tab/><text:tab/><text:tab/>custom = sqrt(N)*(a - 1) + b;</text:p>
      <text:p text:style-name="P25"><text:tab/><text:tab/>mass[custom - 1] = symb;</text:p>
      <text:p text:style-name="P25"><text:tab/>}</text:p>
      <text:p text:style-name="P25"><text:tab/>a1 = a;</text:p>
      <text:p text:style-name="P25"><text:tab/>b1 = b;</text:p>
      <text:p text:style-name="P25"><text:tab/>system("cls");</text:p>
      <text:p text:style-name="P25"><text:tab/>return 0;</text:p>
      <text:p text:style-name="P25">}</text:p>
      <text:p text:style-name="P25"/>
      <text:p text:style-name="P25">//--------------------------------------</text:p>
      <text:p text:style-name="P25"/>
      <text:p text:style-name="P25">void nolik() {</text:p>
      <text:p text:style-name="P25"><text:tab/>cout &lt;&lt; "------------------\n";</text:p>
      <text:p text:style-name="P20"><text:span text:style-name="T25"><text:tab/>cout &lt;&lt; "</text:span><text:span text:style-name="T36">Вы - нолик</text:span><text:span text:style-name="T25"> <text:s text:c="6"/>|\n";</text:span></text:p>
      <text:p text:style-name="P25"><text:tab/>cout &lt;&lt; "------------------\n";</text:p>
      <text:p text:style-name="P25">}</text:p>
      <text:p text:style-name="P25"/>
      <text:p text:style-name="P25">//--------------------------------------</text:p>
      <text:p text:style-name="P25"/>
      <text:p text:style-name="P25">void krestik() {</text:p>
      <text:p text:style-name="P25"><text:tab/>cout &lt;&lt; "------------------\n";</text:p>
      <text:p text:style-name="P22"><text:span text:style-name="T25"><text:tab/>cout &lt;&lt; " </text:span><text:span text:style-name="T36">Вы - </text:span><text:span text:style-name="T37">крестик</text:span><text:span text:style-name="T25"> <text:s text:c="4"/>|\n";</text:span></text:p>
      <text:p text:style-name="P25"><text:tab/>cout &lt;&lt; "------------------\n";</text:p>
      <text:p text:style-name="P25">}</text:p>
      <text:p text:style-name="P25"/>
      <text:p text:style-name="P25">int main() {</text:p>
      <text:p text:style-name="P25"><text:tab/>int i, N, custom = 0, a1, b1, choice = 0, choose;</text:p>
      <text:p text:style-name="P25"><text:tab/>typedef void(*MENU) (char*, int, char*, int*, int, char, int&amp;, int&amp;);</text:p>
      <text:p text:style-name="P20"><text:span text:style-name="T25"><text:tab/></text:span><text:span text:style-name="T29">MENU menu1[3] = { gorizontal, vertikal, diagonal };</text:span></text:p>
      <text:p text:style-name="P20"><text:span text:style-name="T29"><text:tab/></text:span><text:span text:style-name="T25">char symb = 'O';</text:span></text:p>
      <text:p text:style-name="P25"><text:tab/>bool exit = 0;</text:p>
      <text:p text:style-name="P25"><text:tab/>setlocale(LC_ALL, "Rus");</text:p>
      <text:p text:style-name="P25"><text:soft-page-break/><text:tab/>show();</text:p>
      <text:p text:style-name="P20"><text:span text:style-name="T25"><text:tab/>cout &lt;&lt; "</text:span><text:span text:style-name="T38">Введите размерность квадратного игрового поля</text:span><text:span text:style-name="T25">\nP.S. </text:span><text:span text:style-name="T38">Игровое поле должно быть от 5х5 и больше</text:span><text:span text:style-name="T25">\n\n&gt;&gt; ";</text:span></text:p>
      <text:p text:style-name="P25"><text:tab/>cin &gt;&gt; N;</text:p>
      <text:p text:style-name="P25"><text:tab/>while (N &lt; 5) {</text:p>
      <text:p text:style-name="P25"><text:tab/><text:tab/>system("cls");</text:p>
      <text:p text:style-name="P20"><text:span text:style-name="T25"><text:tab/><text:tab/>cout &lt;&lt; "</text:span><text:span text:style-name="T39">Ошибка! Игровое поле должно быть от 5х5 и больше!</text:span><text:span text:style-name="T25">\n</text:span><text:span text:style-name="T39">Введите размерность игрового квадратного поля снова</text:span><text:span text:style-name="T25">!\n\n&gt;&gt; ";</text:span></text:p>
      <text:p text:style-name="P25"><text:tab/><text:tab/>cin &gt;&gt; N;</text:p>
      <text:p text:style-name="P25"><text:tab/>}</text:p>
      <text:p text:style-name="P25"><text:tab/>N *= N;</text:p>
      <text:p text:style-name="P25"><text:tab/>int lol = sqrt(N);</text:p>
      <text:p text:style-name="P25"><text:tab/>char* buff = new char[lol];</text:p>
      <text:p text:style-name="P25"><text:tab/>int* check = new int[N];</text:p>
      <text:p text:style-name="P25"><text:tab/>char* mass = new char[N];</text:p>
      <text:p text:style-name="P25"><text:tab/>cout &lt;&lt; "\n\n";</text:p>
      <text:p text:style-name="P25"><text:tab/>for (i = 0; i &lt; N; i++) mass[i] = '.';</text:p>
      <text:p text:style-name="P25"><text:tab/>system("cls");</text:p>
      <text:p text:style-name="P25"><text:tab/>vivod_mass(N, i, mass);</text:p>
      <text:p text:style-name="P25"><text:tab/>instructagh();</text:p>
      <text:p text:style-name="P25"><text:tab/>vivod_mass(N, i, mass);</text:p>
      <text:p text:style-name="P25"><text:tab/>while (choice != 4)</text:p>
      <text:p text:style-name="P25"><text:tab/>{</text:p>
      <text:p text:style-name="P25"><text:tab/><text:tab/>system("cls");</text:p>
      <text:p text:style-name="P25"><text:tab/><text:tab/>vivod_mass(N, i, mass);</text:p>
      <text:p text:style-name="P25"><text:tab/><text:tab/>if (symb == 'O')</text:p>
      <text:p text:style-name="P25"><text:tab/><text:tab/>{</text:p>
      <text:p text:style-name="P25"><text:tab/><text:tab/><text:tab/>symb = 'X';</text:p>
      <text:p text:style-name="P25"><text:tab/><text:tab/><text:tab/>krestik();</text:p>
      <text:p text:style-name="P25"><text:tab/><text:tab/>}</text:p>
      <text:p text:style-name="P25"><text:tab/><text:tab/>else</text:p>
      <text:p text:style-name="P25"><text:tab/><text:tab/>{</text:p>
      <text:p text:style-name="P25"><text:tab/><text:tab/><text:tab/>symb = 'O';</text:p>
      <text:p text:style-name="P25"><text:tab/><text:tab/><text:tab/>nolik();</text:p>
      <text:p text:style-name="P25"><text:tab/><text:tab/>}</text:p>
      <text:p text:style-name="P25"><text:tab/><text:tab/>choice = vvod_coordinat(symb, custom, i, N, mass, a1, b1);</text:p>
      <text:p text:style-name="P25"><text:tab/><text:tab/>vivod_mass(N, i, mass);</text:p>
      <text:p text:style-name="P25"><text:tab/><text:tab/>if (choice == 1)</text:p>
      <text:p text:style-name="P25"><text:tab/><text:tab/>{</text:p>
      <text:p text:style-name="P25"><text:tab/><text:tab/><text:tab/>if (symb == 'O')</text:p>
      <text:p text:style-name="P25"><text:tab/><text:tab/><text:tab/><text:tab/>symb = 'X';</text:p>
      <text:p text:style-name="P25"><text:tab/><text:tab/><text:tab/>else</text:p>
      <text:p text:style-name="P25"><text:tab/><text:tab/><text:tab/><text:tab/>symb = 'O';</text:p>
      <text:p text:style-name="P25"><text:tab/><text:tab/><text:tab/>while (choice != 2)</text:p>
      <text:p text:style-name="P25"><text:tab/><text:tab/><text:tab/>{</text:p>
      <text:p text:style-name="P25"><text:tab/><text:tab/><text:tab/><text:tab/>system("cls");</text:p>
      <text:p text:style-name="P25"><text:tab/><text:tab/><text:tab/><text:tab/>vivod_mass(N, i, mass);</text:p>
      <text:p text:style-name="P25"><text:tab/><text:tab/><text:tab/><text:tab/>instruchtagh2(symb);</text:p>
      <text:p text:style-name="P25"><text:tab/><text:tab/><text:tab/><text:tab/>cout &lt;&lt; "\n&gt;&gt; ";</text:p>
      <text:p text:style-name="P25"><text:tab/><text:tab/><text:tab/><text:tab/>cin &gt;&gt; choice;</text:p>
      <text:p text:style-name="P25"><text:tab/><text:tab/><text:tab/><text:tab/>while ((choice != 1) &amp;&amp; (choice != 2) &amp;&amp; (choice != 3))</text:p>
      <text:p text:style-name="P25"><text:tab/><text:tab/><text:tab/><text:tab/>{</text:p>
      <text:p text:style-name="P25"><text:tab/><text:tab/><text:tab/><text:tab/><text:tab/>system("cls");</text:p>
      <text:p text:style-name="P25"><text:tab/><text:tab/><text:tab/><text:tab/><text:tab/>vivod_mass(N, i, mass);</text:p>
      <text:p text:style-name="P25"><text:soft-page-break/><text:tab/><text:tab/><text:tab/><text:tab/><text:tab/>instruchtagh2(symb);</text:p>
      <text:p text:style-name="P20"><text:span text:style-name="T25"><text:tab/><text:tab/><text:tab/><text:tab/><text:tab/>cout &lt;&lt; "</text:span><text:span text:style-name="T40">Такого варианта не существует</text:span><text:span text:style-name="T25">!</text:span><text:span text:style-name="T27">\n</text:span><text:span text:style-name="T40">Введите ваш вариант заново!</text:span><text:span text:style-name="T25">\n\n&gt;&gt; ";</text:span></text:p>
      <text:p text:style-name="P25"><text:tab/><text:tab/><text:tab/><text:tab/><text:tab/>cin &gt;&gt; choice;</text:p>
      <text:p text:style-name="P25"><text:tab/><text:tab/><text:tab/><text:tab/>}</text:p>
      <text:p text:style-name="P25"><text:tab/><text:tab/><text:tab/><text:tab/>system("cls");</text:p>
      <text:p text:style-name="P25"><text:tab/><text:tab/><text:tab/><text:tab/>vivod_mass(N, i, mass);</text:p>
      <text:p text:style-name="P25"><text:tab/><text:tab/><text:tab/><text:tab/>(*menu1[choice - 1])(mass, N, buff, check, lol, symb, a1, b1);</text:p>
      <text:p text:style-name="P25"><text:tab/><text:tab/><text:tab/><text:tab/>system("pause");</text:p>
      <text:p text:style-name="P25"><text:tab/><text:tab/><text:tab/><text:tab/></text:p>
      <text:p text:style-name="P25"><text:tab/><text:tab/><text:tab/><text:tab/>system("cls");</text:p>
      <text:p text:style-name="P25"><text:tab/><text:tab/><text:tab/><text:tab/>vivod_mass(N, i, mass);</text:p>
      <text:p text:style-name="P25"><text:tab/><text:tab/><text:tab/><text:tab/>cout &lt;&lt; "\n-----------------------------------\n";</text:p>
      <text:p text:style-name="P23"><text:span text:style-name="T25"><text:tab/><text:tab/><text:tab/><text:tab/>cout &lt;&lt; "</text:span><text:span text:style-name="T41">Если вы хотите продолжить проверки, введите </text:span><text:span text:style-name="T28">'</text:span><text:span text:style-name="T41">0</text:span><text:span text:style-name="T28">',</text:span><text:span text:style-name="T25">\n</text:span><text:span text:style-name="T41">Если проверки больше не нужны, введите </text:span><text:span text:style-name="T28">'</text:span><text:span text:style-name="T41">2</text:span><text:span text:style-name="T28">'\n</text:span><text:span text:style-name="T25">";</text:span></text:p>
      <text:p text:style-name="P25"><text:tab/><text:tab/><text:tab/><text:tab/>cout &lt;&lt; "-----------------------------------\n\n&gt;&gt; ";</text:p>
      <text:p text:style-name="P25"><text:tab/><text:tab/><text:tab/><text:tab/>cin &gt;&gt; choice;</text:p>
      <text:p text:style-name="P25"><text:tab/><text:tab/><text:tab/><text:tab/>if (choice == 2) system("cls");</text:p>
      <text:p text:style-name="P25"/>
      <text:p text:style-name="P25"><text:tab/><text:tab/><text:tab/>}</text:p>
      <text:p text:style-name="P25"><text:tab/><text:tab/><text:tab/>vivod_mass(N, i, mass);</text:p>
      <text:p text:style-name="P25"><text:tab/><text:tab/><text:tab/>cout &lt;&lt; "\n-----------------------------------\n";</text:p>
      <text:p text:style-name="P24"><text:span text:style-name="T25"><text:tab/><text:tab/><text:tab/>cout &lt;&lt; "</text:span><text:span text:style-name="T42">Если вы хотите продолжить игру, введите </text:span><text:span text:style-name="T28">'</text:span><text:span text:style-name="T42">3</text:span><text:span text:style-name="T28">'</text:span><text:span text:style-name="T25">\n</text:span><text:span text:style-name="T42">Если вы хотите закончить ее, введите </text:span><text:span text:style-name="T28">'</text:span><text:span text:style-name="T42">4</text:span><text:span text:style-name="T28">'</text:span><text:span text:style-name="T25">";</text:span></text:p>
      <text:p text:style-name="P25"><text:tab/><text:tab/><text:tab/>cout &lt;&lt; "-----------------------------------\n\n&gt;&gt; ";</text:p>
      <text:p text:style-name="P25"><text:tab/><text:tab/><text:tab/>cin &gt;&gt; choice;</text:p>
      <text:p text:style-name="P25"><text:tab/><text:tab/>}</text:p>
      <text:p text:style-name="P25"/>
      <text:p text:style-name="P25"><text:tab/>}</text:p>
      <text:p text:style-name="P25"><text:tab/>system("cls");</text:p>
      <text:p text:style-name="P25"><text:tab/>see_you();</text:p>
      <text:p text:style-name="P25"><text:tab/>return 0;</text:p>
      <text:p text:style-name="P46">}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19"/>
      <text:p text:style-name="P19"/>
      <text:p text:style-name="P26"/>
      <text:p text:style-name="P5"><text:span text:style-name="T14">Тестовые наборы данных для программы </text:span><text:span text:style-name="T19">11_3</text:span><text:span text:style-name="T14">:</text:span><text:span text:style-name="T3"> </text:span></text:p>
      <text:p text:style-name="P4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1">Поле на экране</text:p>
          </table:table-cell>
          <table:table-cell table:style-name="Таблица1.A1" office:value-type="string">
            <text:p text:style-name="P51">Вызов функций пользователем</text:p>
          </table:table-cell>
        </table:table-row>
        <table:table-row table:style-name="Таблица1.1">
          <table:table-cell table:style-name="Таблица1.A1" office:value-type="string">
            <text:p text:style-name="P32"><text:span text:style-name="T22">X </text:span><text:span text:style-name="T21">X X X X </text:span><text:span text:style-name="T23">O</text:span></text:p>
            <text:p text:style-name="P33"><text:span text:style-name="T21">. <text:s/>. <text:s/>. <text:s/>. <text:s/></text:span><text:span text:style-name="T23">O</text:span><text:span text:style-name="T21"> </text:span><text:span text:style-name="T24"><text:s/>.</text:span></text:p>
            <text:p text:style-name="P33"><text:span text:style-name="T21">. <text:s/>. <text:s/>. <text:s/></text:span><text:span text:style-name="T23">O</text:span><text:span text:style-name="T21"> <text:s/>. <text:s/>.</text:span></text:p>
            <text:p text:style-name="P33"><text:span text:style-name="T21">. <text:s/>. <text:s/></text:span><text:span text:style-name="T23">O</text:span><text:span text:style-name="T21"> <text:s/>. <text:s/>. <text:s/>.</text:span></text:p>
            <text:p text:style-name="P33"><text:span text:style-name="T21">. <text:s/></text:span><text:span text:style-name="T23">O</text:span><text:span text:style-name="T21"> . <text:s/>. <text:s/>. <text:s/>.</text:span></text:p>
            <text:p text:style-name="P34"><text:span text:style-name="T23">O</text:span><text:span text:style-name="T21"> <text:s/>. <text:s/>. <text:s/>. <text:s/>. <text:s/>.</text:span></text:p>
          </table:table-cell>
          <table:table-cell table:style-name="Таблица1.A1" office:value-type="string">
            <text:p text:style-name="P30"><text:span text:style-name="T7">(если вызвана горизонтальная проверка) //</text:span><text:span text:style-name="T9">gorizontal</text:span></text:p>
            <text:p text:style-name="P28"/>
            <text:p text:style-name="P35"><text:span text:style-name="T7">Найдены пять идущих подряд </text:span><text:span text:style-name="T5">X</text:span><text:span text:style-name="T7"> <text:s/>в горизонтальном ряде!</text:span></text:p>
            <text:p text:style-name="P30"><text:span text:style-name="T5">(</text:span><text:span text:style-name="T7">если вызвана вертикальная проверка</text:span><text:span text:style-name="T5">) //</text:span><text:span text:style-name="T6">vertikal</text:span></text:p>
            <text:p text:style-name="P52"/>
            <text:p text:style-name="P35"><text:span text:style-name="T7">Пять идущих подряд </text:span><text:span text:style-name="T5">X</text:span><text:span text:style-name="T7"> <text:s/>в вертикальном ряде не обнаружено!</text:span></text:p>
            <text:p text:style-name="P31"><text:span text:style-name="T3">(если вызвана диагональная проверка) //</text:span><text:span text:style-name="T4">diagonal</text:span></text:p>
            <text:p text:style-name="P53"/>
            <text:p text:style-name="P29"><text:span text:style-name="T7">Пять идущих подряд </text:span><text:span text:style-name="T5">X</text:span><text:span text:style-name="T7"> <text:s/>в </text:span><text:span text:style-name="T8">диагональном</text:span><text:span text:style-name="T7"> ряде не обнаружено!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rif" svg:font-family="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Helvetica" svg:font-family="Helvetica" style:font-family-generic="system" style:font-pitch="variable"/>
    <style:font-face style:name="Liberation Serif" svg:font-family="'Liberation Serif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MS Mincho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MS Mincho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ja" style:country-asian="JP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co2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2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4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4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br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3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es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3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2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nu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comulti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nu16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BAT</meta:initial-creator>
    <meta:editing-cycles>521</meta:editing-cycles>
    <meta:creation-date>2015-09-13T15:29:00</meta:creation-date>
    <dc:date>2016-05-06T11:17:13.797000000</dc:date>
    <meta:editing-duration>P1DT1H45M13S</meta:editing-duration>
    <meta:generator>LibreOffice/5.0.4.2$Windows_X86_64 LibreOffice_project/2b9802c1994aa0b7dc6079e128979269cf95bc78</meta:generator>
    <meta:document-statistic meta:table-count="1" meta:image-count="0" meta:object-count="0" meta:page-count="10" meta:paragraph-count="355" meta:word-count="1530" meta:character-count="9626" meta:non-whitespace-character-count="77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